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5pt" style:font-size-asian="15pt" style:font-size-complex="15pt"/>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Title" style:master-page-name="Standard">
      <style:paragraph-properties style:page-number="1"/>
    </style:style>
    <style:style style:name="P10" style:family="paragraph" style:parent-style-name="Heading_20_2">
      <style:text-properties fo:font-size="20pt" fo:font-weight="bold" style:font-size-asian="20pt" style:font-weight-asian="bold" style:font-size-complex="20pt"/>
    </style:style>
    <style:style style:name="P11" style:family="paragraph" style:parent-style-name="Heading_20_2">
      <style:text-properties fo:font-size="18pt" fo:font-weight="bold" style:font-size-asian="18pt" style:font-weight-asian="bold" style:font-size-complex="18pt"/>
    </style:style>
    <style:style style:name="T1" style:family="text">
      <style:text-properties fo:font-size="30pt" fo:font-weight="bold" style:font-size-asian="30pt" style:font-weight-asian="bold" style:font-size-complex="30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font-size="26pt" fo:font-weight="bold" style:font-size-asian="26pt" style:font-weight-asian="bold" style:font-size-complex="26pt"/>
    </style:style>
    <style:style style:name="T5" style:family="text">
      <style:text-properties fo:font-size="20pt" fo:font-weight="bold" style:font-size-asian="20pt" style:font-weight-asian="bold" style:font-size-complex="20pt"/>
    </style:style>
    <style:style style:name="T6" style:family="text">
      <style:text-properties fo:font-size="14pt" style:font-size-asian="14pt" style:font-size-complex="14pt"/>
    </style:style>
    <style:style style:name="T7" style:family="text">
      <style:text-properties fo:font-size="13pt" style:font-size-asian="13pt" style:font-size-complex="13pt"/>
    </style:style>
    <style:style style:name="T8" style:family="text">
      <style:text-properties fo:font-size="18pt" fo:font-weight="bold" style:font-size-asian="18pt" style:font-weight-asian="bold"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8bcmpzzfyhrr"/><text:span text:style-name="T1">Table of Contents</text:span></text:p>
      <text:p text:style-name="Heading_20_1"><text:bookmark text:name="_z4z3nxa7k9jc"/></text:p>
      <text:p text:style-name="Heading_20_1"><text:bookmark text:name="_tzsf9hhj9fji"/><text:span text:style-name="T2">Introduction</text:span></text:p>
      <text:list xml:id="list3521330018" text:style-name="WWNum4">
        <text:list-item>
          <text:p text:style-name="P4">Background and purpose of the POC</text:p>
        </text:list-item>
        <text:list-item>
          <text:p text:style-name="P4">Goals of the recommendation system</text:p>
        </text:list-item>
      </text:list>
      <text:p text:style-name="Standard"/>
      <text:p text:style-name="Heading_20_1"><text:bookmark text:name="_sqjw9wekhp8j"/><text:span text:style-name="T2">Methodology</text:span></text:p>
      <text:list xml:id="list1899039028" text:style-name="WWNum1">
        <text:list-item>
          <text:p text:style-name="P5">Overview of the recommendation system architecture</text:p>
        </text:list-item>
        <text:list-item>
          <text:p text:style-name="P5">Data sources and data preparation</text:p>
        </text:list-item>
        <text:list-item>
          <text:p text:style-name="P5">Model development and training</text:p>
        </text:list-item>
        <text:list-item>
          <text:p text:style-name="P5">Evaluation metrics and performance analysis</text:p>
        </text:list-item>
      </text:list>
      <text:p text:style-name="Standard"/>
      <text:p text:style-name="Heading_20_1"><text:bookmark text:name="_8d3qcs985j30"/><text:span text:style-name="T2">Results</text:span></text:p>
      <text:list xml:id="list2268818716" text:style-name="WWNum3">
        <text:list-item>
          <text:p text:style-name="P6">Summary of recommendation system performance</text:p>
        </text:list-item>
        <text:list-item>
          <text:p text:style-name="P6">Comparison to baseline performance</text:p>
        </text:list-item>
        <text:list-item>
          <text:p text:style-name="P6">Insights and recommendations for further improvements</text:p>
        </text:list-item>
      </text:list>
      <text:p text:style-name="Heading_20_1"><text:bookmark text:name="_4z5f70rws0bj"/><text:span text:style-name="T2">Conclusion</text:span></text:p>
      <text:list xml:id="list2325204654" text:style-name="WWNum2">
        <text:list-item>
          <text:p text:style-name="P7">Summary of key findings and outcomes</text:p>
        </text:list-item>
        <text:list-item>
          <text:p text:style-name="P7">Next steps for implementing the recommendation system</text:p>
        </text:list-item>
      </text:list>
      <text:p text:style-name="Standard"/>
      <text:p text:style-name="Heading_20_1"><text:bookmark text:name="_tqm43r7q2l9l"/><text:span text:style-name="T2">Appendices</text:span></text:p>
      <text:list xml:id="list1298395263" text:style-name="WWNum5">
        <text:list-item>
          <text:p text:style-name="P8">Detailed description of the recommendation system architecture</text:p>
        </text:list-item>
        <text:list-item>
          <text:p text:style-name="P8">Code samples and technical documentation</text:p>
        </text:list-item>
        <text:list-item>
          <text:p text:style-name="P8">Additional performance evaluation results and charts</text:p>
        </text:list-item>
      </text:list>
      <text:p text:style-name="Heading_20_1"><text:bookmark text:name="_oh8ka6a64jqt"/><text:span text:style-name="T4">Introduction</text:span></text:p>
      <text:p text:style-name="P10"><text:bookmark text:name="_ak2ysq3rizbh"/><text:soft-page-break/></text:p>
      <text:p text:style-name="Heading_20_2"><text:bookmark text:name="_ure1ygvthu0b"/><text:span text:style-name="T5">Background and Purpose</text:span></text:p>
      <text:p text:style-name="Standard"/>
      <text:p text:style-name="P1"/>
      <text:p text:style-name="P1"/>
      <text:p text:style-name="Standard"><text:span text:style-name="T6">Recommendation systems have become an integral part of the online shopping experience, providing personalized product recommendations to customers based on their past behavior and preferences. These systems are designed to help customers discover new products that they might be interested in, and to encourage them to make purchases by showing them relevant and appealing products. By providing a more personalized and targeted shopping experience, recommendation systems have the potential to increase customer engagement, loyalty, and conversion rates.</text:span></text:p>
      <text:p text:style-name="P2"/>
      <text:p text:style-name="Standard"><text:span text:style-name="T6">The purpose of this POC is to develop and evaluate a recommendation system for an ecommerce website with the goal of improving the conversion rate. The recommendation system will be based on machine learning techniques that analyze customer browsing and purchase history, as well as other relevant factors such as product popularity and customer demographics. The POC will include a detailed analysis of the recommendation system's performance and will provide insights and recommendations for further improvements. The ultimate goal of the POC is to demonstrate the feasibility and potential benefits of implementing a recommendation system on the ecommerce website.</text:span></text:p>
      <text:p text:style-name="P10"><text:bookmark text:name="_w891suxk51kz"/></text:p>
      <text:p text:style-name="P10"><text:bookmark text:name="_razgzacjnez"/></text:p>
      <text:p text:style-name="Heading_20_2"><text:bookmark text:name="_b234o3sob26y"/><text:span text:style-name="T5">Goal</text:span></text:p>
      <text:p text:style-name="P3"/>
      <text:p text:style-name="Standard"><text:span text:style-name="T6">The goal of this POC is to investigate the feasibility of implementing a recommendation system for an ecommerce website. The recommendation system will be based on machine learning techniques that analyze customer behavior and product characteristics. The POC will assess the technical and operational challenges of implementing the recommendation system and will provide recommendations for overcoming these challenges. By completing this POC, we hope to determine whether implementing a recommendation system is a viable and worthwhile investment for the ecommerce website.</text:spa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Heading_20_1"><text:bookmark text:name="_mfqqv38fed28"/><text:span text:style-name="T4">Methodology</text:span></text:p>
      <text:p text:style-name="P1"/>
      <text:p text:style-name="Standard"><text:span text:style-name="T7">To investigate the feasibility of the recommendation system, we will follow the following methodology:</text:span></text:p>
      <text:p text:style-name="P1"/>
      <text:p text:style-name="P1"/>
      <text:p text:style-name="Standard"><text:span text:style-name="T7">1. Data collection and preparation: We will gather and prepare the data required for the recommendation system, including customer browsing and purchase history, product information, and customer demographics. We will clean and preprocess the data as needed, and split it into training and testing sets.</text:span></text:p>
      <text:p text:style-name="P1"/>
      <text:p text:style-name="Standard"><text:span text:style-name="T7">2. Feature engineering: We will create new features or variables from the existing data that are more useful for model training and prediction. This may involve techniques such as dimensionality reduction, scaling, and normalization.</text:span></text:p>
      <text:p text:style-name="P1"/>
      <text:p text:style-name="Standard"><text:span text:style-name="T7">3. Model development and training: We will develop and train machine learning models to make recommendations based on the data. We will experiment with different model architectures and hyperparameters, and use cross-validation to select the best model.</text:span></text:p>
      <text:p text:style-name="P1"/>
      <text:p text:style-name="Standard"><text:span text:style-name="T7">4. Evaluation and performance analysis: We will evaluate the performance of the recommendation system using various metrics, such as accuracy, precision, and recall. We will also compare the performance of the recommendation system to a baseline model to understand the improvement achieved.</text:span></text:p>
      <text:p text:style-name="P1"/>
      <text:p text:style-name="Standard"><text:span text:style-name="T7">5. Feasibility assessment and recommendations: Based on the results of the evaluation and performance analysis, we will assess the feasibility of implementing the recommendation system and provide recommendations for overcoming any technical or operational challenges.</text:span></text:p>
      <text:p text:style-name="P10"><text:bookmark text:name="_z3bno22r9lgt"/></text:p>
      <text:p text:style-name="P11"><text:bookmark text:name="_ryxubuy2lwqy"/></text:p>
      <text:p text:style-name="Heading_20_2"><text:bookmark text:name="_gf6h20cf5roh"/><text:span text:style-name="T8">Overview of the recommendation system architecture</text:span></text:p>
      <text:p text:style-name="P3"/>
      <text:p text:style-name="Standard"><text:span text:style-name="T7">The recommendation system will be based on a combination of collaborative filtering and content-based filtering techniques. Collaborative filtering will use customer behavior data, such as browsing and purchase history, to identify similar users and make recommendations based on their preferences. Content-based filtering will use product characteristics, such as features and descriptions, to make recommendations based on the characteristics of the products themselves. The recommendation system will also incorporate other relevant factors, such as product popularity and customer demographics, to improve the accuracy and relevance of the recommendations.</text:span></text:p>
      <text:p text:style-name="P1"/>
      <text:p text:style-name="Standard"><text:span text:style-name="T7">The recommendation system will be implemented as a machine learning model that is trained on the data collected from the ecommerce website. The model will be trained using a variety of techniques, such as supervised learning, unsupervised learning, or deep learning, depending on the characteristics of the data and the specific goals of the recommendation system. The model will be trained and tested using appropriate evaluation metrics, such as accuracy, precision, and recall, to ensure its effectiveness and reliability.</text:span></text:p>
      <text:p text:style-name="P1"><text:soft-page-break/></text:p>
      <text:p text:style-name="Standard"><text:span text:style-name="T7">The recommendation system will be integrated into the ecommerce website through an API or other appropriate interface. This will allow the recommendation system to access the data it needs in real-time and make recommendations to users as they browse the website. The recommendation system will also be designed to be scalable and efficient, so that it can handle large volumes of data and traffic without degrading performance.</text:span></text:p>
      <text:p text:style-name="P1"/>
      <text:p text:style-name="Standard"><text:span text:style-name="T7">Overall, the recommendation system architecture will be designed to provide accurate and relevant recommendations to users, while also being robust, scalable, and effic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38" meta:word-count="831" meta:character-count="5810" meta:non-whitespace-character-count="5031"/>
    <meta:generator>LibreOfficeDev/6.0.5.2$Linux_X86_64 LibreOffice_project/</meta:generator>
  </office:meta>
</office:document-meta>
</file>